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50000022466382533.png" manifest:media-type="image/png"/>
  <manifest:file-entry manifest:full-path="Pictures/100000000000012C0000004334ADF57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1" svg:font-family="Roboto"/>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Standard">
      <style:text-properties officeooo:rsid="002544fa" officeooo:paragraph-rsid="002544fa"/>
    </style:style>
    <style:style style:name="P3" style:family="paragraph" style:parent-style-name="Standard">
      <style:text-properties fo:color="#000000" style:font-name="Liberation Serif" officeooo:rsid="000445dc" officeooo:paragraph-rsid="003ffe93" fo:background-color="#ffffff"/>
    </style:style>
    <style:style style:name="P4" style:family="paragraph" style:parent-style-name="Standard">
      <style:text-properties fo:color="#000000" style:font-name="Liberation Serif" officeooo:rsid="00059b6a" officeooo:paragraph-rsid="003ffe93" fo:background-color="#ffffff"/>
    </style:style>
    <style:style style:name="P5" style:family="paragraph" style:parent-style-name="Title" style:master-page-name="">
      <style:paragraph-properties style:page-number="auto" fo:break-before="auto" fo:break-after="auto"/>
      <style:text-properties officeooo:paragraph-rsid="002422ef"/>
    </style:style>
    <style:style style:name="P6" style:family="paragraph" style:parent-style-name="Title">
      <style:text-properties officeooo:paragraph-rsid="002422ef"/>
    </style:style>
    <style:style style:name="P7" style:family="paragraph" style:parent-style-name="Title">
      <style:text-properties officeooo:rsid="0039ec92" officeooo:paragraph-rsid="0039ec92"/>
    </style:style>
    <style:style style:name="P8" style:family="paragraph" style:parent-style-name="Text_20_body">
      <style:text-properties fo:color="#000000" style:font-name="Liberation Serif" fo:font-size="14pt" officeooo:rsid="003ffe93" officeooo:paragraph-rsid="003ffe93" fo:background-color="#ffffff" style:font-size-asian="14pt" style:font-size-complex="14pt"/>
    </style:style>
    <style:style style:name="P9" style:family="paragraph" style:parent-style-name="Standard">
      <style:text-properties fo:color="#000000" style:font-name="Liberation Serif" fo:font-size="14pt" officeooo:rsid="003ffe93" officeooo:paragraph-rsid="003ffe93" fo:background-color="#ffffff" style:font-size-asian="14pt" style:font-size-complex="14pt"/>
    </style:style>
    <style:style style:name="P10" style:family="paragraph" style:parent-style-name="Text_20_body">
      <style:text-properties officeooo:rsid="0045ced2" officeooo:paragraph-rsid="0045ced2"/>
    </style:style>
    <style:style style:name="P11" style:family="paragraph" style:parent-style-name="Text_20_body">
      <style:paragraph-properties fo:text-align="justify" style:justify-single-word="false"/>
      <style:text-properties officeooo:rsid="0045ced2" officeooo:paragraph-rsid="0045ced2"/>
    </style:style>
    <style:style style:name="P12" style:family="paragraph" style:parent-style-name="Text_20_body" style:list-style-name="L2">
      <style:text-properties officeooo:rsid="0045ced2" officeooo:paragraph-rsid="0045ced2"/>
    </style:style>
    <style:style style:name="P13" style:family="paragraph" style:parent-style-name="Text_20_body" style:list-style-name="L2">
      <style:text-properties officeooo:rsid="00472fb3" officeooo:paragraph-rsid="00472fb3"/>
    </style:style>
    <style:style style:name="P14" style:family="paragraph" style:parent-style-name="Text_20_body" style:list-style-name="L2">
      <style:text-properties officeooo:rsid="0048c8eb" officeooo:paragraph-rsid="0048c8eb"/>
    </style:style>
    <style:style style:name="P15" style:family="paragraph" style:parent-style-name="Text_20_body">
      <style:text-properties officeooo:rsid="0048c8eb" officeooo:paragraph-rsid="0048c8eb"/>
    </style:style>
    <style:style style:name="P16" style:family="paragraph" style:parent-style-name="Text_20_body">
      <style:text-properties officeooo:rsid="0049cf4c" officeooo:paragraph-rsid="0049cf4c"/>
    </style:style>
    <style:style style:name="P17" style:family="paragraph" style:parent-style-name="Text_20_body" style:list-style-name="L3">
      <style:text-properties officeooo:rsid="0049cf4c" officeooo:paragraph-rsid="0049cf4c"/>
    </style:style>
    <style:style style:name="P18" style:family="paragraph" style:parent-style-name="Text_20_body" style:list-style-name="L4">
      <style:text-properties officeooo:rsid="004aeb18" officeooo:paragraph-rsid="004aeb18"/>
    </style:style>
    <style:style style:name="P19" style:family="paragraph" style:parent-style-name="Text_20_body">
      <style:text-properties officeooo:rsid="004aeb18" officeooo:paragraph-rsid="004aeb18"/>
    </style:style>
    <style:style style:name="P20" style:family="paragraph" style:parent-style-name="Text_20_body">
      <style:paragraph-properties fo:text-align="justify" style:justify-single-word="false"/>
      <style:text-properties officeooo:rsid="004aeb18" officeooo:paragraph-rsid="004aeb18"/>
    </style:style>
    <style:style style:name="P21" style:family="paragraph" style:parent-style-name="Text_20_body" style:list-style-name="L5">
      <style:paragraph-properties fo:text-align="justify" style:justify-single-word="false"/>
      <style:text-properties officeooo:rsid="004aeb18" officeooo:paragraph-rsid="004aeb18"/>
    </style:style>
    <style:style style:name="P22" style:family="paragraph" style:parent-style-name="Table_20_Contents">
      <style:paragraph-properties fo:text-align="center" style:justify-single-word="false"/>
      <style:text-properties officeooo:rsid="00448f56" officeooo:paragraph-rsid="00448f56"/>
    </style:style>
    <style:style style:name="P23" style:family="paragraph" style:parent-style-name="Footer">
      <style:paragraph-properties fo:text-align="center" style:justify-single-word="false"/>
      <style:text-properties style:font-name="Roboto1" fo:font-size="6pt" style:text-underline-style="solid" style:text-underline-width="auto" style:text-underline-color="font-color" fo:font-weight="bold" officeooo:paragraph-rsid="0009edec" style:font-size-asian="6pt" style:font-weight-asian="bold" style:font-size-complex="6pt" style:font-weight-complex="bold"/>
    </style:style>
    <style:style style:name="P24" style:family="paragraph" style:parent-style-name="Footer">
      <style:paragraph-properties fo:text-align="center" style:justify-single-word="false"/>
      <style:text-properties style:font-name="Roboto1" fo:font-size="6pt" style:text-underline-style="solid" style:text-underline-width="auto" style:text-underline-color="font-color" fo:font-weight="bold" officeooo:rsid="0009edec" officeooo:paragraph-rsid="0009edec" style:font-size-asian="6pt" style:font-weight-asian="bold" style:font-size-complex="6pt" style:font-weight-complex="bold"/>
    </style:style>
    <style:style style:name="P25" style:family="paragraph" style:parent-style-name="Footer">
      <style:paragraph-properties fo:text-align="center" style:justify-single-word="false"/>
      <style:text-properties style:font-name="Roboto1" fo:font-size="6pt" officeooo:paragraph-rsid="0009edec" style:font-size-asian="6pt" style:font-size-complex="6pt"/>
    </style:style>
    <style:style style:name="P26" style:family="paragraph" style:parent-style-name="Footer">
      <style:paragraph-properties fo:text-align="center" style:justify-single-word="false"/>
      <style:text-properties style:font-name="Roboto1" fo:font-size="6pt" officeooo:paragraph-rsid="0045ced2" style:font-size-asian="6pt" style:font-size-complex="6pt"/>
    </style:style>
    <style:style style:name="P27" style:family="paragraph" style:parent-style-name="Footer">
      <style:paragraph-properties fo:text-align="center" style:justify-single-word="false"/>
      <style:text-properties style:font-name="Roboto1" fo:font-size="6pt" fo:font-weight="bold" officeooo:paragraph-rsid="0009edec" style:font-size-asian="6pt" style:font-weight-asian="bold" style:font-size-complex="6pt" style:font-weight-complex="bold"/>
    </style:style>
    <style:style style:name="P28" style:family="paragraph" style:parent-style-name="Contents_20_Heading">
      <style:paragraph-properties fo:break-before="page"/>
    </style:style>
    <style:style style:name="P29" style:family="paragraph" style:parent-style-name="Heading_20_1">
      <style:paragraph-properties fo:break-before="page"/>
    </style:style>
    <style:style style:name="P30" style:family="paragraph" style:parent-style-name="Heading_20_2">
      <style:text-properties officeooo:paragraph-rsid="0039ec92"/>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98ff60"/>
    </style:style>
    <style:style style:name="T2" style:family="text">
      <style:text-properties officeooo:rsid="00998a15"/>
    </style:style>
    <style:style style:name="T3" style:family="text">
      <style:text-properties officeooo:rsid="00413919"/>
    </style:style>
    <style:style style:name="T4" style:family="text">
      <style:text-properties officeooo:rsid="0045ced2"/>
    </style:style>
    <style:style style:name="T5" style:family="text">
      <style:text-properties officeooo:rsid="00472fb3"/>
    </style:style>
    <style:style style:name="T6" style:family="text">
      <style:text-properties officeooo:rsid="0048c8e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
      <text:p text:style-name="P7"><text:span text:style-name="T3">PROCESO DE MIGRACION LAICON</text:span></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CONTENIDO</text:p>
          </text:index-title>
          <text:p text:style-name="P32"><text:a xlink:type="simple" xlink:href="#__RefHeading___Toc425_1073027871">Introducción<text:tab/>3</text:a></text:p>
          <text:p text:style-name="P32"><text:a xlink:type="simple" xlink:href="#__RefHeading___Toc443_1073027871">Requerimientos<text:tab/>3</text:a></text:p>
          <text:p text:style-name="P32"><text:a xlink:type="simple" xlink:href="#__RefHeading___Toc449_1073027871">Procedimiento<text:tab/>3</text:a></text:p>
          <text:p text:style-name="P31"><text:a xlink:type="simple" xlink:href="#__RefHeading___Toc445_1073027871">Paso 1<text:tab/>4</text:a></text:p>
          <text:p text:style-name="P31"><text:a xlink:type="simple" xlink:href="#__RefHeading___Toc447_1073027871">Paso 2<text:tab/>4</text:a></text:p>
          <text:p text:style-name="P31"><text:a xlink:type="simple" xlink:href="#__RefHeading___Toc472_1073027871">Paso 3<text:tab/>4</text:a></text:p>
          <text:p text:style-name="P31"><text:a xlink:type="simple" xlink:href="#__RefHeading___Toc899_1073027871">Paso 4<text:tab/>4</text:a></text:p>
          <text:p text:style-name="P32"><text:a xlink:type="simple" xlink:href="#__RefHeading___Toc499_1490390771">Durante el proceso de migración<text:tab/>5</text:a></text:p>
        </text:index-body>
      </text:table-of-content>
      <text:p text:style-name="P2"/>
      <text:h text:style-name="P29" text:outline-level="1"><text:bookmark-start text:name="__RefHeading___Toc425_1073027871"/>Introducción<text:bookmark-end text:name="__RefHeading___Toc425_1073027871"/></text:h>
      <text:p text:style-name="P11">El presente documento describe los paso y requerimientos necesario para la migración a nivel de la base de datos de la plataforma Laicon. Se busca con este proceso, trasladar los datos de la plataforma que se encuentran originalmente en un motor de base de datos MySQL a una nueva estructura en ORACLE.</text:p>
      <text:h text:style-name="Heading_20_1" text:outline-level="1"><text:bookmark-start text:name="__RefHeading___Toc443_1073027871"/>Requerimientos<text:bookmark-end text:name="__RefHeading___Toc443_1073027871"/></text:h>
      <text:p text:style-name="P10">Es este apartado se listan los requerimientos y herramientas necesarias para el proceso de la <text:span text:style-name="T5">migración.</text:span></text:p>
      <text:list xml:id="list1680375214301522152" text:style-name="L2">
        <text:list-item>
          <text:p text:style-name="P12">Base de datos original MYSQL limpia y estabilizada. </text:p>
          <text:list>
            <text:list-item>
              <text:p text:style-name="P12">Script de estabilización: estabilizacion.sql</text:p>
            </text:list-item>
          </text:list>
        </text:list-item>
        <text:list-item>
          <text:p text:style-name="P12">Base de datos ORACLE.</text:p>
          <text:list>
            <text:list-item>
              <text:p text:style-name="P12">Script de creación de tablas: CREATE_TABLES_LAICON_ORACLE.sql</text:p>
            </text:list-item>
            <text:list-item>
              <text:p text:style-name="P12">Script de creación de index: CREATE_INDEX_LAICON_ORACLE.sql</text:p>
            </text:list-item>
            <text:list-item>
              <text:p text:style-name="P12">Script de creación de secuencias: CREATE_SEQUENCE_LAICON_ORACLE.sql</text:p>
            </text:list-item>
            <text:list-item>
              <text:p text:style-name="P12">Script de creación de llaves foráneas: CREATE_FK_LAICON_ORACLE.sql</text:p>
            </text:list-item>
            <text:list-item>
              <text:p text:style-name="P12">Script de creación de vistas: CREATE_VIEW_LAICON_ORACLE.sql</text:p>
            </text:list-item>
          </text:list>
        </text:list-item>
        <text:list-item>
          <text:p text:style-name="P13">Aplicación de migración: ComtorDBMigrate2.jar</text:p>
        </text:list-item>
        <text:list-item>
          <text:p text:style-name="P14">Archivo de propiedades: db.properties (Contiene los accesos y ubicación de las bases de datos)</text:p>
        </text:list-item>
        <text:list-item>
          <text:p text:style-name="P14">Archivo XLS de mapeo de tablas: TABLES_MYSQL_ORACLE.xls</text:p>
        </text:list-item>
      </text:list>
      <text:p text:style-name="P15"/>
      <text:h text:style-name="Heading_20_1" text:outline-level="1"><text:bookmark-start text:name="__RefHeading___Toc449_1073027871"/>Procedimiento<text:bookmark-end text:name="__RefHeading___Toc449_1073027871"/></text:h>
      <text:p text:style-name="P16">A continuación se describe paso a paso el proceso de migración de la base de datos del aplicativo Laicon.</text:p>
      <text:h text:style-name="P30" text:outline-level="2"><text:bookmark-start text:name="__RefHeading___Toc445_1073027871"/><text:soft-page-break/>Paso 1<text:bookmark-end text:name="__RefHeading___Toc445_1073027871"/></text:h>
      <text:p text:style-name="P16">Estabilización de la base de datos MySQL y solución de inconsistencias. Se debe limpiar lo mas posible la base de datos, estabilización de los mismo con el script <text:span text:style-name="T4">estabilizacion.sql.</text:span></text:p>
      <text:h text:style-name="Heading_20_2" text:outline-level="2"><text:bookmark-start text:name="__RefHeading___Toc447_1073027871"/>Paso 2<text:bookmark-end text:name="__RefHeading___Toc447_1073027871"/></text:h>
      <text:p text:style-name="P16">Creación de tablas, indices, secuencias, llaves foráneas y vistas en la base de datos ORACLE. Ejecutar script anteriormente citados. <text:s text:c="2"/></text:p>
      <text:h text:style-name="Heading_20_2" text:outline-level="2"><text:bookmark-start text:name="__RefHeading___Toc472_1073027871"/>Paso 3<text:bookmark-end text:name="__RefHeading___Toc472_1073027871"/></text:h>
      <text:p text:style-name="P16">Instalar aplicación ComtorDBMigrate2; descomprimir en el servidor de donde se realizara la migración de los dato. Este comprimido contiene los archivos XLS y .properties. </text:p>
      <text:p text:style-name="P16">Nota: Editar .properties de ser necesario. </text:p>
      <text:p text:style-name="P16"><text:bookmark-start text:name="__DdeLink__484_1490390771"/>Proceso desde linea de comandos en servidor GNU/LINUX:<text:bookmark-end text:name="__DdeLink__484_1490390771"/></text:p>
      <text:list xml:id="list5679931716680923036" text:style-name="L3">
        <text:list-item>
          <text:p text:style-name="P17">cd /opt/</text:p>
        </text:list-item>
        <text:list-item>
          <text:p text:style-name="P17">unzip <text:s/>ComtorDBMigrate2.zip</text:p>
        </text:list-item>
        <text:list-item>
          <text:p text:style-name="P17">cd /opt/ ComtorDBMigrate2</text:p>
        </text:list-item>
      </text:list>
      <text:h text:style-name="Heading_20_2" text:outline-level="2"><text:bookmark-start text:name="__RefHeading___Toc899_1073027871"/>Paso 4<text:bookmark-end text:name="__RefHeading___Toc899_1073027871"/></text:h>
      <text:p text:style-name="P16">Ejecutar proceso de migración. </text:p>
      <text:p text:style-name="P16">Proceso desde linea de comandos en servidor GNU/LINUX:</text:p>
      <text:list xml:id="list4380260718697165105" text:style-name="L4">
        <text:list-item>
          <text:p text:style-name="P18">java -jar ComtorDBMigrate2.jar -p db.properties -f <text:span text:style-name="T6">TABLES_MYSQL_ORACLE.xls</text:span></text:p>
        </text:list-item>
      </text:list>
      <text:p text:style-name="P19"/>
      <text:p text:style-name="P19"/>
      <text:p text:style-name="P19"/>
      <text:h text:style-name="Heading_20_1" text:outline-level="1"><text:bookmark-start text:name="__RefHeading___Toc499_1490390771"/><text:soft-page-break/>Durante el proceso de migración <text:bookmark-end text:name="__RefHeading___Toc499_1490390771"/></text:h>
      <text:p text:style-name="P20">Durante el proceso de migración el aplicativo lanza en la salida de consola el estado del proceso, ademas, se contara con archivos log separados por categoría INFO, WARNING, ERROR, RESULT <text:s/>y una carpeta con el nombre de la hoja en el archivo SQL que almacena los registros huérfanos encontrados. </text:p>
      <text:list xml:id="list80543021425827273" text:style-name="L5">
        <text:list-item>
          <text:p text:style-name="P21">Log-yyyyMMdd.log</text:p>
        </text:list-item>
        <text:list-item>
          <text:p text:style-name="P21">WARNING-yyyyMMdd.log</text:p>
        </text:list-item>
        <text:list-item>
          <text:p text:style-name="P21">ERROR-yyyyMMdd.log</text:p>
        </text:list-item>
        <text:list-item>
          <text:p text:style-name="P21">RESULT-yyyyMMdd.log</text:p>
        </text:list-item>
        <text:list-item>
          <text:p text:style-name="P21">SHEETn</text:p>
          <text:list>
            <text:list-item>
              <text:p text:style-name="P21">SHEETn_tabla_llave-foranea_yyyyMMdd.log</text:p>
            </text:list-item>
          </text:list>
        </text:list-item>
      </text:list>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Roboto1" svg:font-family="Roboto"/>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officeooo:rsid="00448f56" officeooo:paragraph-rsid="00448f56"/>
    </style:style>
    <style:style style:name="MP3" style:family="paragraph" style:parent-style-name="Footer">
      <style:paragraph-properties fo:text-align="center" style:justify-single-word="false"/>
      <style:text-properties style:font-name="Roboto1" fo:font-size="6pt" officeooo:paragraph-rsid="0009edec" style:font-size-asian="6pt" style:font-size-complex="6pt"/>
    </style:style>
    <style:style style:name="MP4" style:family="paragraph" style:parent-style-name="Footer">
      <style:paragraph-properties fo:text-align="center" style:justify-single-word="false"/>
      <style:text-properties style:font-name="Roboto1" fo:font-size="6pt" officeooo:paragraph-rsid="0045ced2" style:font-size-asian="6pt" style:font-size-complex="6pt"/>
    </style:style>
    <style:style style:name="MP5" style:family="paragraph" style:parent-style-name="Footer">
      <style:paragraph-properties fo:text-align="center" style:justify-single-word="false"/>
      <style:text-properties style:font-name="Roboto1" fo:font-size="6pt" fo:font-weight="bold" officeooo:paragraph-rsid="0009edec" style:font-size-asian="6pt" style:font-weight-asian="bold" style:font-size-complex="6pt" style:font-weight-complex="bold"/>
    </style:style>
    <style:style style:name="MP6" style:family="paragraph" style:parent-style-name="Footer">
      <style:paragraph-properties fo:text-align="center" style:justify-single-word="false"/>
      <style:text-properties style:font-name="Roboto1" fo:font-size="6pt" style:text-underline-style="solid" style:text-underline-width="auto" style:text-underline-color="font-color" fo:font-weight="bold" officeooo:paragraph-rsid="0009edec" style:font-size-asian="6pt" style:font-weight-asian="bold" style:font-size-complex="6pt" style:font-weight-complex="bold"/>
    </style:style>
    <style:style style:name="MP7" style:family="paragraph" style:parent-style-name="Footer">
      <style:paragraph-properties fo:text-align="center" style:justify-single-word="false"/>
      <style:text-properties style:font-name="Roboto1" fo:font-size="6pt" style:text-underline-style="solid" style:text-underline-width="auto" style:text-underline-color="font-color" fo:font-weight="bold" officeooo:rsid="0009edec" officeooo:paragraph-rsid="0009edec" style:font-size-asian="6pt" style:font-weight-asian="bold" style:font-size-complex="6pt" style:font-weight-complex="bold"/>
    </style:style>
    <style:style style:name="MT1" style:family="text">
      <style:text-properties officeooo:rsid="0045ced2"/>
    </style:style>
    <style:style style:name="MT2" style:family="text">
      <style:text-properties officeooo:rsid="0098ff60"/>
    </style:style>
    <style:style style:name="MT3" style:family="text">
      <style:text-properties officeooo:rsid="00998a15"/>
    </style:style>
    <style:style style:name="M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draw:frame draw:style-name="Mfr1" draw:name="Image33" text:anchor-type="as-char" svg:y="-0.002in" svg:width="2.2319in" svg:height="0.498in" draw:z-index="11"><draw:image xlink:href="Pictures/100000000000012C0000004334ADF577.jpg" xlink:type="simple" xlink:show="embed" xlink:actuate="onLoad"/></draw:frame></text:p>
            </table:table-cell>
            <table:table-cell table:style-name="Table2.A1" office:value-type="string">
              <text:p text:style-name="MP1"><draw:frame draw:style-name="Mfr2" draw:name="Image1" text:anchor-type="char" svg:width="0.6575in" svg:height="0.5083in" draw:z-index="5"><draw:image xlink:href="Pictures/10000201000002C50000022466382533.png" xlink:type="simple" xlink:show="embed" xlink:actuate="onLoad"/></draw:frame></text:p>
            </table:table-cell>
            <table:table-cell table:style-name="Table2.C1" office:value-type="string">
              <text:p text:style-name="MP2"/>
              <text:p text:style-name="MP2">Migración Laicon</text:p>
            </table:table-cell>
          </table:table-row>
        </table:table>
        <text:p text:style-name="Header"/>
      </style:header>
      <style:footer>
        <text:p text:style-name="MP3">COMTOR Ltda.</text:p>
        <text:p text:style-name="MP4">C<text:span text:style-name="MT1">alle</text:span> 151 #18a34 Oficina <text:span text:style-name="MT1">3</text:span>0<text:span text:style-name="MT1">1</text:span> <text:span text:style-name="MT2">| </text:span>Teléfono (+57 1) <text:bookmark text:name="disclaimer"/>463 1118 / 300 465 4724 <text:span text:style-name="MT2">| </text:span>comtor@comtor.net</text:p>
        <text:p text:style-name="MP5">CONFIDENCIAL</text:p>
        <text:p text:style-name="MP6">Únicamente para Uso Exclusivo d<text:span text:style-name="MT2">e Anditel</text:span></text:p>
        <text:p text:style-name="MP7"><text:span text:style-name="MT3">Página </text:span><text:page-number text:select-page="current">6</text:page-number> <text:span text:style-name="MT3">de </text:span><text:span text:style-name="MT3"><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TOR Ltda.</meta:initial-creator>
    <meta:creation-date>2015-08-30T13:56:42.894900806</meta:creation-date>
    <dc:date>2016-12-06T17:54:05.850596535</dc:date>
    <dc:creator>ericson </dc:creator>
    <meta:editing-duration>PT2H22M7S</meta:editing-duration>
    <meta:editing-cycles>56</meta:editing-cycles>
    <meta:generator>LibreOffice/4.4.5.2$Linux_X86_64 LibreOffice_project/40$Build-2</meta:generator>
    <meta:document-statistic meta:table-count="1" meta:image-count="2" meta:object-count="0" meta:page-count="6" meta:paragraph-count="57" meta:word-count="424" meta:character-count="2798" meta:non-whitespace-character-count="2440"/>
  </office:meta>
</office:document-meta>
</file>